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fo:min-height="16.5cm"/>
    </style:style>
    <style:style style:name="gr5" style:family="graphic" style:parent-style-name="standard">
      <style:graphic-properties svg:stroke-color="#99ccff" draw:fill="solid" draw:fill-color="#eeeee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7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dash" draw:stroke-dash="Line_20_Style_20_9" svg:stroke-width="0.1cm" svg:stroke-color="#c5000b" draw:marker-start-width="0.35cm" draw:marker-end-width="0.35cm" draw:fill="solid" draw:fill-color="#ffcccc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9cm" svg:y1="2.1cm" svg:x2="3.9cm" svg:y2="18.4cm">
          <text:p/>
        </draw:line>
        <draw:line draw:style-name="gr1" draw:text-style-name="P1" draw:layer="layout" svg:x1="3.9cm" svg:y1="18.4cm" svg:x2="27cm" svg:y2="18.4cm">
          <text:p/>
        </draw:line>
        <draw:path draw:style-name="gr2" draw:text-style-name="P1" draw:layer="layout" svg:width="24.964cm" svg:height="5.601cm" draw:transform="rotate (-0.512254135460336) translate (5.1cm 2.9cm)" svg:viewBox="0 0 24965 5602" svg:d="M0 0c7924 11032 24965 2368 24965 2368l-87 49">
          <text:p/>
        </draw:path>
        <draw:frame draw:style-name="gr3" draw:layer="layout" svg:width="25.3cm" svg:height="1.35cm" svg:x="3.7cm" svg:y="18.65cm">
          <draw:text-box>
            <text:p>少ない　　　　　　　　　　　　　　　　　　　　　　　　　　　　情報量が多い</text:p>
          </draw:text-box>
        </draw:frame>
        <draw:frame draw:style-name="gr4" draw:layer="layout" svg:width="1.5cm" svg:height="17.027cm" svg:x="2.1cm" svg:y="2.1cm">
          <draw:text-box>
            <text:p>手軽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手間</text:p>
          </draw:text-box>
        </draw:frame>
        <draw:custom-shape draw:style-name="gr5" draw:text-style-name="P1" draw:layer="layout" svg:width="11.5cm" svg:height="0.5cm" draw:transform="rotate (-3.14159265358979) translate (20.4cm 19.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layer="layout" svg:width="2.5cm" svg:height="0.89cm" svg:x="22.1cm" svg:y="14.01cm">
          <draw:text-box>
            <text:p>面接</text:p>
          </draw:text-box>
        </draw:frame>
        <draw:custom-shape draw:style-name="gr5" draw:text-style-name="P1" draw:layer="layout" svg:width="11.999cm" svg:height="0.5cm" draw:transform="rotate (-1.5707963267949) translate (2.9cm 4.10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layer="layout" svg:width="7.7cm" svg:height="0.95cm" svg:x="20.7cm" svg:y="15.4cm">
          <draw:text-box>
            <text:p>グループディスカッション</text:p>
          </draw:text-box>
        </draw:frame>
        <draw:frame draw:style-name="gr8" draw:layer="layout" svg:width="4.9cm" svg:height="0.9cm" svg:x="5.2cm" svg:y="2.6cm">
          <draw:text-box>
            <text:p>エントリーシート</text:p>
          </draw:text-box>
        </draw:frame>
        <draw:frame draw:style-name="gr8" draw:layer="layout" svg:width="2.7cm" svg:height="0.9cm" svg:x="7.7cm" svg:y="3.6cm">
          <draw:text-box>
            <text:p>履歴書</text:p>
          </draw:text-box>
        </draw:frame>
        <draw:custom-shape draw:style-name="gr9" draw:text-style-name="P1" draw:layer="layout" svg:width="9cm" svg:height="6.3cm" svg:x="8.5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5cm" svg:height="1.95cm" svg:x="11.3cm" svg:y="7cm">
          <draw:text-box>
            <text:p text:style-name="P2"><text:span text:style-name="T1">このへん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20:00:53.933398359</meta:creation-date>
    <dc:date>2017-05-26T20:25:46.152367556</dc:date>
    <meta:editing-duration>PT45M18S</meta:editing-duration>
    <meta:editing-cycles>2</meta:editing-cycles>
    <meta:generator>LibreOffice/4.2.8.2$Linux_X86_64 LibreOffice_project/420m0$Build-2</meta:generator>
    <meta:document-statistic meta:object-count="13"/>
  </office:meta>
</office:document-meta>
</file>